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3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able-cell-properties fo:background-color="#ffffa6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transparent"/>
    </style:style>
    <style:style style:name="ce8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fo:wrap-option="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ffd7d7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a6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cases" table:style-name="ta1">
        <table:table-column table:style-name="co1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Key </text:p>
          </table:table-cell>
          <table:table-cell table:style-name="ce14" office:value-type="string" calcext:value-type="string">
            <text:p>Valu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1: Periodic String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1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1-period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0</text:p>
          </table:table-cell>
          <table:table-cell table:style-name="ce10" office:value-type="string" calcext:value-type="string">
            <text:p>title</text:p>
          </table:table-cell>
          <table:table-cell table:style-name="ce16" office:value-type="string" calcext:value-type="string">
            <text:p>Layout OK; build successfu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fname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expected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label</text:p>
          </table:table-cell>
          <table:table-cell table:style-name="ce17" office:value-type="string" calcext:value-type="string">
            <text:p>Build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type</text:p>
          </table:table-cell>
          <table:table-cell table:style-name="ce17" office:value-type="string" calcext:value-type="string">
            <text:p>nonfunctio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strings</text:p>
          </table:table-cell>
          <table:table-cell table:number-columns-repeated="6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decima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hexadecima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Extremely short str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hort (1-2 character) perio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Periodic inputs: Up to 1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Periodic inputs: Up to 10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Non-Periodic inputs: Up to 10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e more decimal t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e more hexadecimal t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2: Find Extrem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2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2-find-extrem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0</text:p>
          </table:table-cell>
          <table:table-cell table:style-name="ce10" office:value-type="string" calcext:value-type="string">
            <text:p>title</text:p>
          </table:table-cell>
          <table:table-cell table:style-name="ce16" office:value-type="string" calcext:value-type="string">
            <text:p>Layout OK; build successfu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fname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expected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label</text:p>
          </table:table-cell>
          <table:table-cell table:style-name="ce17" office:value-type="string" calcext:value-type="string">
            <text:p>Build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type</text:p>
          </table:table-cell>
          <table:table-cell table:style-name="ce17" office:value-type="string" calcext:value-type="string">
            <text:p>nonfunctio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hree students, some rounding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2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Just one stud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any identical ag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100 students; 15-digit doubl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10000 students normally distribu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Five students, integer-only input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2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3: Invert an ordered tre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3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3-alic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4 internal nodes in preorder sequen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4 internal nodes NOT in preorder sequen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mallest example - 1 internal node, 1 child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Bushy tree: 10000 nodes, 2 level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kinny binary tree: 9999 nodes, 4999 level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edium example; root is the smallest; mixed order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edium example; root is not the smallest; mixed order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Large example; about 10000 nodes, mixed.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ing speed with deep tree (small ints), 10000 node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ing speed with deep tree (small ints), 10000 node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4: Matrix Operatio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4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4-matric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ing 2 small matrices (Z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Adding 2 small matrices (Q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2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mpossible multiplying 2 small matrices (R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mpossible subtraction of 2 medium matrices (Z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4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Impossible addition of 2 medium matrices (Q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Row-vector 1*n multiplies with square n*n matrix (Z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atrices 2x2 add together to test rounding (R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 from the left with a very sparse matrix 256*256 (Z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 from the right with a sparse matrix 256*256 (Q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4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ultiply matrices with small denominators 256*256 (Q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 table:number-rows-repeated="10483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22:30:45.2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14:33:42.735000000</meta:creation-date>
    <dc:date>2020-10-04T22:30:57.590000000</dc:date>
    <meta:editing-duration>PT6H25M47S</meta:editing-duration>
    <meta:editing-cycles>15</meta:editing-cycles>
    <meta:generator>LibreOffice/6.3.2.2$Windows_X86_64 LibreOffice_project/98b30e735bda24bc04ab42594c85f7fd8be07b9c</meta:generator>
    <meta:document-statistic meta:table-count="1" meta:cell-count="621" meta:object-count="0"/>
  </office:meta>
</office:document-meta>
</file>